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lucyl" table:style-name="ta1">
        <table:table-column table:style-name="co1" table:number-columns-repeated="16384" table:default-cell-style-name="ce1"/>
        <table:table-row>
          <table:table-cell office:value-type="string" office:value="week" table:style-name="ce1">
            <text:p>week</text:p>
          </table:table-cell>
          <table:table-cell office:value-type="string" office:value="r2001_2002" table:style-name="ce1">
            <text:p>r2001_2002</text:p>
          </table:table-cell>
          <table:table-cell office:value-type="string" office:value="r2002_2003" table:style-name="ce1">
            <text:p>r2002_2003</text:p>
          </table:table-cell>
          <table:table-cell office:value-type="string" office:value="r2003_2004" table:style-name="ce1">
            <text:p>r2003_2004</text:p>
          </table:table-cell>
          <table:table-cell office:value-type="string" office:value="r2004_2005" table:style-name="ce1">
            <text:p>r2004_2005</text:p>
          </table:table-cell>
          <table:table-cell office:value-type="string" office:value="r2005_2006" table:style-name="ce1">
            <text:p>r2005_2006</text:p>
          </table:table-cell>
          <table:table-cell office:value-type="string" office:value="r2006_2007" table:style-name="ce1">
            <text:p>r2006_2007</text:p>
          </table:table-cell>
          <table:table-cell office:value-type="string" office:value="r2007_2008" table:style-name="ce1">
            <text:p>r2007_2008</text:p>
          </table:table-cell>
          <table:table-cell office:value-type="string" office:value="r2008_2009" table:style-name="ce1">
            <text:p>r2008_2009</text:p>
          </table:table-cell>
        </table:table-row>
        <table:table-row>
          <table:table-cell office:value-type="float" office:value="40" table:style-name="ce1">
            <text:p>40</text:p>
          </table:table-cell>
          <table:table-cell office:value-type="float" office:value="4.38192892511283" table:style-name="ce1">
            <text:p>4.38192892511283</text:p>
          </table:table-cell>
          <table:table-cell office:value-type="float" office:value="0" table:style-name="ce1">
            <text:p>0</text:p>
          </table:table-cell>
          <table:table-cell office:value-type="float" office:value="4.23119235000423" table:style-name="ce1">
            <text:p>4.23119235000423</text:p>
          </table:table-cell>
          <table:table-cell office:value-type="float" office:value="5.47765118317266" table:style-name="ce1">
            <text:p>5.477651183172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.99600039996" table:style-name="ce1">
            <text:p>39.99600039996</text:p>
          </table:table-cell>
        </table:table-row>
        <table:table-row>
          <table:table-cell office:value-type="float" office:value="41" table:style-name="ce1">
            <text:p>41</text:p>
          </table:table-cell>
          <table:table-cell office:value-type="float" office:value="7.20357297219421" table:style-name="ce1">
            <text:p>7.20357297219421</text:p>
          </table:table-cell>
          <table:table-cell office:value-type="float" office:value="7.50018750468762" table:style-name="ce1">
            <text:p>7.50018750468762</text:p>
          </table:table-cell>
          <table:table-cell office:value-type="float" office:value="30.4321363359708" table:style-name="ce1">
            <text:p>30.4321363359708</text:p>
          </table:table-cell>
          <table:table-cell office:value-type="float" office:value="9.39672993798158" table:style-name="ce1">
            <text:p>9.39672993798158</text:p>
          </table:table-cell>
          <table:table-cell office:value-type="float" office:value="3.59453630481668" table:style-name="ce1">
            <text:p>3.59453630481668</text:p>
          </table:table-cell>
          <table:table-cell office:value-type="float" office:value="3.69099029269553" table:style-name="ce1">
            <text:p>3.69099029269553</text:p>
          </table:table-cell>
          <table:table-cell office:value-type="float" office:value="12.0197123282183" table:style-name="ce1">
            <text:p>12.0197123282183</text:p>
          </table:table-cell>
          <table:table-cell office:value-type="float" office:value="12.5586068318821" table:style-name="ce1">
            <text:p>12.5586068318821</text:p>
          </table:table-cell>
        </table:table-row>
        <table:table-row>
          <table:table-cell office:value-type="float" office:value="42" table:style-name="ce1">
            <text:p>42</text:p>
          </table:table-cell>
          <table:table-cell office:value-type="float" office:value="10.9621076478971" table:style-name="ce1">
            <text:p>10.9621076478971</text:p>
          </table:table-cell>
          <table:table-cell office:value-type="float" office:value="7.82840144042587" table:style-name="ce1">
            <text:p>7.82840144042587</text:p>
          </table:table-cell>
          <table:table-cell office:value-type="float" office:value="47.6260257913247" table:style-name="ce1">
            <text:p>47.6260257913247</text:p>
          </table:table-cell>
          <table:table-cell office:value-type="float" office:value="8.80785660809442" table:style-name="ce1">
            <text:p>8.80785660809442</text:p>
          </table:table-cell>
          <table:table-cell office:value-type="float" office:value="6.64319404769813" table:style-name="ce1">
            <text:p>6.64319404769813</text:p>
          </table:table-cell>
          <table:table-cell office:value-type="float" office:value="14.1467727674624" table:style-name="ce1">
            <text:p>14.1467727674624</text:p>
          </table:table-cell>
          <table:table-cell office:value-type="float" office:value="29.4767870302137" table:style-name="ce1">
            <text:p>29.4767870302137</text:p>
          </table:table-cell>
          <table:table-cell office:value-type="float" office:value="3.80778310867413" table:style-name="ce1">
            <text:p>3.80778310867413</text:p>
          </table:table-cell>
        </table:table-row>
        <table:table-row>
          <table:table-cell office:value-type="float" office:value="43" table:style-name="ce1">
            <text:p>43</text:p>
          </table:table-cell>
          <table:table-cell office:value-type="float" office:value="14.2913287362893" table:style-name="ce1">
            <text:p>14.2913287362893</text:p>
          </table:table-cell>
          <table:table-cell office:value-type="float" office:value="11.1342042755344" table:style-name="ce1">
            <text:p>11.1342042755344</text:p>
          </table:table-cell>
          <table:table-cell office:value-type="float" office:value="107.816711590296" table:style-name="ce1">
            <text:p>107.8167115902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80430647492962" table:style-name="ce1">
            <text:p>3.80430647492962</text:p>
          </table:table-cell>
          <table:table-cell office:value-type="float" office:value="9.40822278671559" table:style-name="ce1">
            <text:p>9.40822278671559</text:p>
          </table:table-cell>
          <table:table-cell office:value-type="float" office:value="16.6979753704863" table:style-name="ce1">
            <text:p>16.6979753704863</text:p>
          </table:table-cell>
        </table:table-row>
        <table:table-row>
          <table:table-cell office:value-type="float" office:value="44" table:style-name="ce1">
            <text:p>44</text:p>
          </table:table-cell>
          <table:table-cell office:value-type="float" office:value="14.4493010150634" table:style-name="ce1">
            <text:p>14.4493010150634</text:p>
          </table:table-cell>
          <table:table-cell office:value-type="float" office:value="0" table:style-name="ce1">
            <text:p>0</text:p>
          </table:table-cell>
          <table:table-cell office:value-type="float" office:value="177.264841215961" table:style-name="ce1">
            <text:p>177.264841215961</text:p>
          </table:table-cell>
          <table:table-cell office:value-type="float" office:value="4.26366504647395" table:style-name="ce1">
            <text:p>4.26366504647395</text:p>
          </table:table-cell>
          <table:table-cell office:value-type="float" office:value="3.66837857666911" table:style-name="ce1">
            <text:p>3.66837857666911</text:p>
          </table:table-cell>
          <table:table-cell office:value-type="float" office:value="0" table:style-name="ce1">
            <text:p>0</text:p>
          </table:table-cell>
          <table:table-cell office:value-type="float" office:value="4.23890466703404" table:style-name="ce1">
            <text:p>4.23890466703404</text:p>
          </table:table-cell>
          <table:table-cell office:value-type="float" office:value="4.04367165386171" table:style-name="ce1">
            <text:p>4.04367165386171</text:p>
          </table:table-cell>
        </table:table-row>
        <table:table-row>
          <table:table-cell office:value-type="float" office:value="45" table:style-name="ce1">
            <text:p>45</text:p>
          </table:table-cell>
          <table:table-cell office:value-type="float" office:value="28.5266010554842" table:style-name="ce1">
            <text:p>28.5266010554842</text:p>
          </table:table-cell>
          <table:table-cell office:value-type="float" office:value="6.77414984419455" table:style-name="ce1">
            <text:p>6.77414984419455</text:p>
          </table:table-cell>
          <table:table-cell office:value-type="float" office:value="240.764427055903" table:style-name="ce1">
            <text:p>240.764427055903</text:p>
          </table:table-cell>
          <table:table-cell office:value-type="float" office:value="12.9377264102122" table:style-name="ce1">
            <text:p>12.9377264102122</text:p>
          </table:table-cell>
          <table:table-cell office:value-type="float" office:value="4.10004100041" table:style-name="ce1">
            <text:p>4.10004100041</text:p>
          </table:table-cell>
          <table:table-cell office:value-type="float" office:value="3.65804587189523" table:style-name="ce1">
            <text:p>3.65804587189523</text:p>
          </table:table-cell>
          <table:table-cell office:value-type="float" office:value="7.5999392004864" table:style-name="ce1">
            <text:p>7.5999392004864</text:p>
          </table:table-cell>
          <table:table-cell office:value-type="float" office:value="11.3434416001815" table:style-name="ce1">
            <text:p>11.3434416001815</text:p>
          </table:table-cell>
        </table:table-row>
        <table:table-row>
          <table:table-cell office:value-type="float" office:value="46" table:style-name="ce1">
            <text:p>46</text:p>
          </table:table-cell>
          <table:table-cell office:value-type="float" office:value="29.4909131123972" table:style-name="ce1">
            <text:p>29.4909131123972</text:p>
          </table:table-cell>
          <table:table-cell office:value-type="float" office:value="11.3567534827377" table:style-name="ce1">
            <text:p>11.3567534827377</text:p>
          </table:table-cell>
          <table:table-cell office:value-type="float" office:value="246.324378415826" table:style-name="ce1">
            <text:p>246.324378415826</text:p>
          </table:table-cell>
          <table:table-cell office:value-type="float" office:value="4.19938688951413" table:style-name="ce1">
            <text:p>4.19938688951413</text:p>
          </table:table-cell>
          <table:table-cell office:value-type="float" office:value="9.91768322919766" table:style-name="ce1">
            <text:p>9.91768322919766</text:p>
          </table:table-cell>
          <table:table-cell office:value-type="float" office:value="10.6409392402369" table:style-name="ce1">
            <text:p>10.6409392402369</text:p>
          </table:table-cell>
          <table:table-cell office:value-type="float" office:value="19.8302530340287" table:style-name="ce1">
            <text:p>19.8302530340287</text:p>
          </table:table-cell>
          <table:table-cell office:value-type="float" office:value="31.2292618183238" table:style-name="ce1">
            <text:p>31.2292618183238</text:p>
          </table:table-cell>
        </table:table-row>
        <table:table-row>
          <table:table-cell office:value-type="float" office:value="47" table:style-name="ce1">
            <text:p>47</text:p>
          </table:table-cell>
          <table:table-cell office:value-type="float" office:value="10.6761565836299" table:style-name="ce1">
            <text:p>10.6761565836299</text:p>
          </table:table-cell>
          <table:table-cell office:value-type="float" office:value="14.7950880307738" table:style-name="ce1">
            <text:p>14.7950880307738</text:p>
          </table:table-cell>
          <table:table-cell office:value-type="float" office:value="260.27913994719" table:style-name="ce1">
            <text:p>260.27913994719</text:p>
          </table:table-cell>
          <table:table-cell office:value-type="float" office:value="12.1241513094083" table:style-name="ce1">
            <text:p>12.1241513094083</text:p>
          </table:table-cell>
          <table:table-cell office:value-type="float" office:value="3.27611060149391" table:style-name="ce1">
            <text:p>3.27611060149391</text:p>
          </table:table-cell>
          <table:table-cell office:value-type="float" office:value="7.0064809949203" table:style-name="ce1">
            <text:p>7.0064809949203</text:p>
          </table:table-cell>
          <table:table-cell office:value-type="float" office:value="28.148200274445" table:style-name="ce1">
            <text:p>28.148200274445</text:p>
          </table:table-cell>
          <table:table-cell office:value-type="float" office:value="36.5163410626255" table:style-name="ce1">
            <text:p>36.5163410626255</text:p>
          </table:table-cell>
        </table:table-row>
        <table:table-row>
          <table:table-cell office:value-type="float" office:value="48" table:style-name="ce1">
            <text:p>48</text:p>
          </table:table-cell>
          <table:table-cell office:value-type="float" office:value="7.37028301886792" table:style-name="ce1">
            <text:p>7.37028301886792</text:p>
          </table:table-cell>
          <table:table-cell office:value-type="float" office:value="25.3476245654693" table:style-name="ce1">
            <text:p>25.3476245654693</text:p>
          </table:table-cell>
          <table:table-cell office:value-type="float" office:value="210.645710119096" table:style-name="ce1">
            <text:p>210.645710119096</text:p>
          </table:table-cell>
          <table:table-cell office:value-type="float" office:value="34.480776966841" table:style-name="ce1">
            <text:p>34.480776966841</text:p>
          </table:table-cell>
          <table:table-cell office:value-type="float" office:value="3.71195248700817" table:style-name="ce1">
            <text:p>3.71195248700817</text:p>
          </table:table-cell>
          <table:table-cell office:value-type="float" office:value="7.69349130635482" table:style-name="ce1">
            <text:p>7.69349130635482</text:p>
          </table:table-cell>
          <table:table-cell office:value-type="float" office:value="44.971381847915" table:style-name="ce1">
            <text:p>44.971381847915</text:p>
          </table:table-cell>
          <table:table-cell office:value-type="float" office:value="17.7198142963462" table:style-name="ce1">
            <text:p>17.7198142963462</text:p>
          </table:table-cell>
        </table:table-row>
        <table:table-row>
          <table:table-cell office:value-type="float" office:value="49" table:style-name="ce1">
            <text:p>49</text:p>
          </table:table-cell>
          <table:table-cell office:value-type="float" office:value="3.50005250078751" table:style-name="ce1">
            <text:p>3.50005250078751</text:p>
          </table:table-cell>
          <table:table-cell office:value-type="float" office:value="59.3451092648188" table:style-name="ce1">
            <text:p>59.3451092648188</text:p>
          </table:table-cell>
          <table:table-cell office:value-type="float" office:value="113.925159933398" table:style-name="ce1">
            <text:p>113.925159933398</text:p>
          </table:table-cell>
          <table:table-cell office:value-type="float" office:value="17.7514792899408" table:style-name="ce1">
            <text:p>17.7514792899408</text:p>
          </table:table-cell>
          <table:table-cell office:value-type="float" office:value="0" table:style-name="ce1">
            <text:p>0</text:p>
          </table:table-cell>
          <table:table-cell office:value-type="float" office:value="9.72573429293912" table:style-name="ce1">
            <text:p>9.72573429293912</text:p>
          </table:table-cell>
          <table:table-cell office:value-type="float" office:value="31.2512207508106" table:style-name="ce1">
            <text:p>31.2512207508106</text:p>
          </table:table-cell>
          <table:table-cell office:value-type="float" office:value="61.4793467819404" table:style-name="ce1">
            <text:p>61.4793467819404</text:p>
          </table:table-cell>
        </table:table-row>
        <table:table-row>
          <table:table-cell office:value-type="float" office:value="50" table:style-name="ce1">
            <text:p>50</text:p>
          </table:table-cell>
          <table:table-cell office:value-type="float" office:value="4.2966400274985" table:style-name="ce1">
            <text:p>4.2966400274985</text:p>
          </table:table-cell>
          <table:table-cell office:value-type="float" office:value="43.7132411381338" table:style-name="ce1">
            <text:p>43.7132411381338</text:p>
          </table:table-cell>
          <table:table-cell office:value-type="float" office:value="82.1827744904668" table:style-name="ce1">
            <text:p>82.1827744904668</text:p>
          </table:table-cell>
          <table:table-cell office:value-type="float" office:value="62.1296119288855" table:style-name="ce1">
            <text:p>62.1296119288855</text:p>
          </table:table-cell>
          <table:table-cell office:value-type="float" office:value="18.7941662907833" table:style-name="ce1">
            <text:p>18.7941662907833</text:p>
          </table:table-cell>
          <table:table-cell office:value-type="float" office:value="12.9662445433721" table:style-name="ce1">
            <text:p>12.9662445433721</text:p>
          </table:table-cell>
          <table:table-cell office:value-type="float" office:value="35.2278064819164" table:style-name="ce1">
            <text:p>35.2278064819164</text:p>
          </table:table-cell>
          <table:table-cell office:value-type="float" office:value="77.4326765895208" table:style-name="ce1">
            <text:p>77.4326765895208</text:p>
          </table:table-cell>
        </table:table-row>
        <table:table-row>
          <table:table-cell office:value-type="float" office:value="51" table:style-name="ce1">
            <text:p>51</text:p>
          </table:table-cell>
          <table:table-cell office:value-type="float" office:value="35.9324469996407" table:style-name="ce1">
            <text:p>35.9324469996407</text:p>
          </table:table-cell>
          <table:table-cell office:value-type="float" office:value="71.1118547644943" table:style-name="ce1">
            <text:p>71.1118547644943</text:p>
          </table:table-cell>
          <table:table-cell office:value-type="float" office:value="61.0066090493137" table:style-name="ce1">
            <text:p>61.0066090493137</text:p>
          </table:table-cell>
          <table:table-cell office:value-type="float" office:value="153.150017403411" table:style-name="ce1">
            <text:p>153.150017403411</text:p>
          </table:table-cell>
          <table:table-cell office:value-type="float" office:value="4.0908161178155" table:style-name="ce1">
            <text:p>4.0908161178155</text:p>
          </table:table-cell>
          <table:table-cell office:value-type="float" office:value="18.6723928671459" table:style-name="ce1">
            <text:p>18.6723928671459</text:p>
          </table:table-cell>
          <table:table-cell office:value-type="float" office:value="74.9946432397686" table:style-name="ce1">
            <text:p>74.9946432397686</text:p>
          </table:table-cell>
          <table:table-cell office:value-type="float" office:value="277.897561209334" table:style-name="ce1">
            <text:p>277.897561209334</text:p>
          </table:table-cell>
        </table:table-row>
        <table:table-row>
          <table:table-cell office:value-type="float" office:value="52" table:style-name="ce1">
            <text:p>52</text:p>
          </table:table-cell>
          <table:table-cell office:value-type="float" office:value="39.2486683487525" table:style-name="ce1">
            <text:p>39.2486683487525</text:p>
          </table:table-cell>
          <table:table-cell office:value-type="float" office:value="68.5119210742669" table:style-name="ce1">
            <text:p>68.5119210742669</text:p>
          </table:table-cell>
          <table:table-cell office:value-type="float" office:value="41.3778835212579" table:style-name="ce1">
            <text:p>41.3778835212579</text:p>
          </table:table-cell>
          <table:table-cell office:value-type="float" office:value="283.655755375277" table:style-name="ce1">
            <text:p>283.655755375277</text:p>
          </table:table-cell>
          <table:table-cell office:value-type="float" office:value="22.6500566251416" table:style-name="ce1">
            <text:p>22.6500566251416</text:p>
          </table:table-cell>
          <table:table-cell office:value-type="float" office:value="31.5955766192733" table:style-name="ce1">
            <text:p>31.5955766192733</text:p>
          </table:table-cell>
          <table:table-cell office:value-type="float" office:value="103.39123242349" table:style-name="ce1">
            <text:p>103.39123242349</text:p>
          </table:table-cell>
          <table:table-cell office:value-type="float" office:value="250.777875818511" table:style-name="ce1">
            <text:p>250.777875818511</text:p>
          </table:table-cell>
        </table:table-row>
        <table:table-row>
          <table:table-cell office:value-type="float" office:value="1" table:style-name="ce1">
            <text:p>1</text:p>
          </table:table-cell>
          <table:table-cell office:value-type="float" office:value="167.025625247242" table:style-name="ce1">
            <text:p>167.025625247242</text:p>
          </table:table-cell>
          <table:table-cell office:value-type="float" office:value="32.6397388820889" table:style-name="ce1">
            <text:p>32.6397388820889</text:p>
          </table:table-cell>
          <table:table-cell office:value-type="float" office:value="42.9737859905458" table:style-name="ce1">
            <text:p>42.9737859905458</text:p>
          </table:table-cell>
          <table:table-cell office:value-type="float" office:value="567.260940032415" table:style-name="ce1">
            <text:p>567.260940032415</text:p>
          </table:table-cell>
          <table:table-cell office:value-type="float" office:value="24.2336120198716" table:style-name="ce1">
            <text:p>24.2336120198716</text:p>
          </table:table-cell>
          <table:table-cell office:value-type="float" office:value="9.92555831265509" table:style-name="ce1">
            <text:p>9.92555831265509</text:p>
          </table:table-cell>
          <table:table-cell office:value-type="float" office:value="257.408337518835" table:style-name="ce1">
            <text:p>257.408337518835</text:p>
          </table:table-cell>
          <table:table-cell office:value-type="float" office:value="205.603901692646" table:style-name="ce1">
            <text:p>205.603901692646</text:p>
          </table:table-cell>
        </table:table-row>
        <table:table-row>
          <table:table-cell office:value-type="float" office:value="2" table:style-name="ce1">
            <text:p>2</text:p>
          </table:table-cell>
          <table:table-cell office:value-type="float" office:value="562.593144560358" table:style-name="ce1">
            <text:p>562.593144560358</text:p>
          </table:table-cell>
          <table:table-cell office:value-type="float" office:value="39.454806312769" table:style-name="ce1">
            <text:p>39.454806312769</text:p>
          </table:table-cell>
          <table:table-cell office:value-type="float" office:value="42.0425011466137" table:style-name="ce1">
            <text:p>42.0425011466137</text:p>
          </table:table-cell>
          <table:table-cell office:value-type="float" office:value="559.750554115481" table:style-name="ce1">
            <text:p>559.750554115481</text:p>
          </table:table-cell>
          <table:table-cell office:value-type="float" office:value="19.6437925615506" table:style-name="ce1">
            <text:p>19.6437925615506</text:p>
          </table:table-cell>
          <table:table-cell office:value-type="float" office:value="90.9702171419531" table:style-name="ce1">
            <text:p>90.9702171419531</text:p>
          </table:table-cell>
          <table:table-cell office:value-type="float" office:value="257.49063670412" table:style-name="ce1">
            <text:p>257.49063670412</text:p>
          </table:table-cell>
          <table:table-cell office:value-type="float" office:value="284.820141355181" table:style-name="ce1">
            <text:p>284.820141355181</text:p>
          </table:table-cell>
        </table:table-row>
        <table:table-row>
          <table:table-cell office:value-type="float" office:value="3" table:style-name="ce1">
            <text:p>3</text:p>
          </table:table-cell>
          <table:table-cell office:value-type="float" office:value="498.15432032398" table:style-name="ce1">
            <text:p>498.15432032398</text:p>
          </table:table-cell>
          <table:table-cell office:value-type="float" office:value="110.192837465565" table:style-name="ce1">
            <text:p>110.192837465565</text:p>
          </table:table-cell>
          <table:table-cell office:value-type="float" office:value="21.2621194080626" table:style-name="ce1">
            <text:p>21.2621194080626</text:p>
          </table:table-cell>
          <table:table-cell office:value-type="float" office:value="468.123933827905" table:style-name="ce1">
            <text:p>468.123933827905</text:p>
          </table:table-cell>
          <table:table-cell office:value-type="float" office:value="18.349970640047" table:style-name="ce1">
            <text:p>18.349970640047</text:p>
          </table:table-cell>
          <table:table-cell office:value-type="float" office:value="166.805671392827" table:style-name="ce1">
            <text:p>166.805671392827</text:p>
          </table:table-cell>
          <table:table-cell office:value-type="float" office:value="225.660863958736" table:style-name="ce1">
            <text:p>225.660863958736</text:p>
          </table:table-cell>
          <table:table-cell office:value-type="float" office:value="183.801004778826" table:style-name="ce1">
            <text:p>183.801004778826</text:p>
          </table:table-cell>
        </table:table-row>
        <table:table-row>
          <table:table-cell office:value-type="float" office:value="4" table:style-name="ce1">
            <text:p>4</text:p>
          </table:table-cell>
          <table:table-cell office:value-type="float" office:value="373.407526724264" table:style-name="ce1">
            <text:p>373.407526724264</text:p>
          </table:table-cell>
          <table:table-cell office:value-type="float" office:value="168.846098577382" table:style-name="ce1">
            <text:p>168.846098577382</text:p>
          </table:table-cell>
          <table:table-cell office:value-type="float" office:value="14.9198060425214" table:style-name="ce1">
            <text:p>14.9198060425214</text:p>
          </table:table-cell>
          <table:table-cell office:value-type="float" office:value="266.983091070899" table:style-name="ce1">
            <text:p>266.983091070899</text:p>
          </table:table-cell>
          <table:table-cell office:value-type="float" office:value="27.8330019880716" table:style-name="ce1">
            <text:p>27.8330019880716</text:p>
          </table:table-cell>
          <table:table-cell office:value-type="float" office:value="248.377533851454" table:style-name="ce1">
            <text:p>248.377533851454</text:p>
          </table:table-cell>
          <table:table-cell office:value-type="float" office:value="182.322053675613" table:style-name="ce1">
            <text:p>182.322053675613</text:p>
          </table:table-cell>
          <table:table-cell office:value-type="float" office:value="109.9116781158" table:style-name="ce1">
            <text:p>109.9116781158</text:p>
          </table:table-cell>
        </table:table-row>
        <table:table-row>
          <table:table-cell office:value-type="float" office:value="5" table:style-name="ce1">
            <text:p>5</text:p>
          </table:table-cell>
          <table:table-cell office:value-type="float" office:value="327.092262576134" table:style-name="ce1">
            <text:p>327.092262576134</text:p>
          </table:table-cell>
          <table:table-cell office:value-type="float" office:value="185.294989623481" table:style-name="ce1">
            <text:p>185.294989623481</text:p>
          </table:table-cell>
          <table:table-cell office:value-type="float" office:value="4.26148470126992" table:style-name="ce1">
            <text:p>4.26148470126992</text:p>
          </table:table-cell>
          <table:table-cell office:value-type="float" office:value="107.215184846921" table:style-name="ce1">
            <text:p>107.215184846921</text:p>
          </table:table-cell>
          <table:table-cell office:value-type="float" office:value="28.1170920678559" table:style-name="ce1">
            <text:p>28.1170920678559</text:p>
          </table:table-cell>
          <table:table-cell office:value-type="float" office:value="414.167380748358" table:style-name="ce1">
            <text:p>414.167380748358</text:p>
          </table:table-cell>
          <table:table-cell office:value-type="float" office:value="146.576394220702" table:style-name="ce1">
            <text:p>146.576394220702</text:p>
          </table:table-cell>
          <table:table-cell office:value-type="float" office:value="80.5999439304738" table:style-name="ce1">
            <text:p>80.5999439304738</text:p>
          </table:table-cell>
        </table:table-row>
        <table:table-row>
          <table:table-cell office:value-type="float" office:value="6" table:style-name="ce1">
            <text:p>6</text:p>
          </table:table-cell>
          <table:table-cell office:value-type="float" office:value="210.834762721555" table:style-name="ce1">
            <text:p>210.834762721555</text:p>
          </table:table-cell>
          <table:table-cell office:value-type="float" office:value="220.526463175581" table:style-name="ce1">
            <text:p>220.526463175581</text:p>
          </table:table-cell>
          <table:table-cell office:value-type="float" office:value="3.66703337000367" table:style-name="ce1">
            <text:p>3.66703337000367</text:p>
          </table:table-cell>
          <table:table-cell office:value-type="float" office:value="77.3893976525216" table:style-name="ce1">
            <text:p>77.3893976525216</text:p>
          </table:table-cell>
          <table:table-cell office:value-type="float" office:value="93.7236402261864" table:style-name="ce1">
            <text:p>93.7236402261864</text:p>
          </table:table-cell>
          <table:table-cell office:value-type="float" office:value="395.033860045147" table:style-name="ce1">
            <text:p>395.033860045147</text:p>
          </table:table-cell>
          <table:table-cell office:value-type="float" office:value="123.175017208274" table:style-name="ce1">
            <text:p>123.175017208274</text:p>
          </table:table-cell>
          <table:table-cell office:value-type="float" office:value="57.2287001931469" table:style-name="ce1">
            <text:p>57.2287001931469</text:p>
          </table:table-cell>
        </table:table-row>
        <table:table-row>
          <table:table-cell office:value-type="float" office:value="7" table:style-name="ce1">
            <text:p>7</text:p>
          </table:table-cell>
          <table:table-cell office:value-type="float" office:value="108.501627524413" table:style-name="ce1">
            <text:p>108.501627524413</text:p>
          </table:table-cell>
          <table:table-cell office:value-type="float" office:value="172.740821026961" table:style-name="ce1">
            <text:p>172.740821026961</text:p>
          </table:table-cell>
          <table:table-cell office:value-type="float" office:value="11.4007752527172" table:style-name="ce1">
            <text:p>11.4007752527172</text:p>
          </table:table-cell>
          <table:table-cell office:value-type="float" office:value="81.9354004053646" table:style-name="ce1">
            <text:p>81.9354004053646</text:p>
          </table:table-cell>
          <table:table-cell office:value-type="float" office:value="145.822029300054" table:style-name="ce1">
            <text:p>145.822029300054</text:p>
          </table:table-cell>
          <table:table-cell office:value-type="float" office:value="314.996062549218" table:style-name="ce1">
            <text:p>314.996062549218</text:p>
          </table:table-cell>
          <table:table-cell office:value-type="float" office:value="99.6193119151813" table:style-name="ce1">
            <text:p>99.6193119151813</text:p>
          </table:table-cell>
          <table:table-cell office:value-type="float" office:value="61.8519192286702" table:style-name="ce1">
            <text:p>61.8519192286702</text:p>
          </table:table-cell>
        </table:table-row>
        <table:table-row>
          <table:table-cell office:value-type="float" office:value="8" table:style-name="ce1">
            <text:p>8</text:p>
          </table:table-cell>
          <table:table-cell office:value-type="float" office:value="126.00189002835" table:style-name="ce1">
            <text:p>126.00189002835</text:p>
          </table:table-cell>
          <table:table-cell office:value-type="float" office:value="158.577961351232" table:style-name="ce1">
            <text:p>158.577961351232</text:p>
          </table:table-cell>
          <table:table-cell office:value-type="float" office:value="14.9655791679138" table:style-name="ce1">
            <text:p>14.9655791679138</text:p>
          </table:table-cell>
          <table:table-cell office:value-type="float" office:value="67.903068369902" table:style-name="ce1">
            <text:p>67.903068369902</text:p>
          </table:table-cell>
          <table:table-cell office:value-type="float" office:value="141.491636272167" table:style-name="ce1">
            <text:p>141.491636272167</text:p>
          </table:table-cell>
          <table:table-cell office:value-type="float" office:value="117.86175956201" table:style-name="ce1">
            <text:p>117.86175956201</text:p>
          </table:table-cell>
          <table:table-cell office:value-type="float" office:value="88.784714823496" table:style-name="ce1">
            <text:p>88.784714823496</text:p>
          </table:table-cell>
          <table:table-cell office:value-type="float" office:value="38.8983973860277" table:style-name="ce1">
            <text:p>38.8983973860277</text:p>
          </table:table-cell>
        </table:table-row>
        <table:table-row>
          <table:table-cell office:value-type="float" office:value="9" table:style-name="ce1">
            <text:p>9</text:p>
          </table:table-cell>
          <table:table-cell office:value-type="float" office:value="108.33831440526" table:style-name="ce1">
            <text:p>108.33831440526</text:p>
          </table:table-cell>
          <table:table-cell office:value-type="float" office:value="86.9630973986691" table:style-name="ce1">
            <text:p>86.9630973986691</text:p>
          </table:table-cell>
          <table:table-cell office:value-type="float" office:value="19.0737773708705" table:style-name="ce1">
            <text:p>19.0737773708705</text:p>
          </table:table-cell>
          <table:table-cell office:value-type="float" office:value="47.8053020425902" table:style-name="ce1">
            <text:p>47.8053020425902</text:p>
          </table:table-cell>
          <table:table-cell office:value-type="float" office:value="157.601770504996" table:style-name="ce1">
            <text:p>157.601770504996</text:p>
          </table:table-cell>
          <table:table-cell office:value-type="float" office:value="89.0852724227631" table:style-name="ce1">
            <text:p>89.0852724227631</text:p>
          </table:table-cell>
          <table:table-cell office:value-type="float" office:value="63.4495399908351" table:style-name="ce1">
            <text:p>63.4495399908351</text:p>
          </table:table-cell>
          <table:table-cell office:value-type="float" office:value="29.4399057923015" table:style-name="ce1">
            <text:p>29.4399057923015</text:p>
          </table:table-cell>
        </table:table-row>
        <table:table-row>
          <table:table-cell office:value-type="float" office:value="10" table:style-name="ce1">
            <text:p>10</text:p>
          </table:table-cell>
          <table:table-cell office:value-type="float" office:value="112.157918349035" table:style-name="ce1">
            <text:p>112.157918349035</text:p>
          </table:table-cell>
          <table:table-cell office:value-type="float" office:value="59.5696965449576" table:style-name="ce1">
            <text:p>59.5696965449576</text:p>
          </table:table-cell>
          <table:table-cell office:value-type="float" office:value="11.9521912350598" table:style-name="ce1">
            <text:p>11.9521912350598</text:p>
          </table:table-cell>
          <table:table-cell office:value-type="float" office:value="57.0543646588964" table:style-name="ce1">
            <text:p>57.0543646588964</text:p>
          </table:table-cell>
          <table:table-cell office:value-type="float" office:value="193.675493371623" table:style-name="ce1">
            <text:p>193.675493371623</text:p>
          </table:table-cell>
          <table:table-cell office:value-type="float" office:value="41.7609187402123" table:style-name="ce1">
            <text:p>41.7609187402123</text:p>
          </table:table-cell>
          <table:table-cell office:value-type="float" office:value="30.373595221221" table:style-name="ce1">
            <text:p>30.373595221221</text:p>
          </table:table-cell>
          <table:table-cell office:value-type="float" office:value="19.0745050165948" table:style-name="ce1">
            <text:p>19.0745050165948</text:p>
          </table:table-cell>
        </table:table-row>
        <table:table-row>
          <table:table-cell office:value-type="float" office:value="11" table:style-name="ce1">
            <text:p>11</text:p>
          </table:table-cell>
          <table:table-cell office:value-type="float" office:value="47.3640106386855" table:style-name="ce1">
            <text:p>47.3640106386855</text:p>
          </table:table-cell>
          <table:table-cell office:value-type="float" office:value="47.3657363550244" table:style-name="ce1">
            <text:p>47.3657363550244</text:p>
          </table:table-cell>
          <table:table-cell office:value-type="float" office:value="4.15006640106242" table:style-name="ce1">
            <text:p>4.15006640106242</text:p>
          </table:table-cell>
          <table:table-cell office:value-type="float" office:value="35.3966638644308" table:style-name="ce1">
            <text:p>35.3966638644308</text:p>
          </table:table-cell>
          <table:table-cell office:value-type="float" office:value="208.938656916196" table:style-name="ce1">
            <text:p>208.938656916196</text:p>
          </table:table-cell>
          <table:table-cell office:value-type="float" office:value="24.3605359317905" table:style-name="ce1">
            <text:p>24.3605359317905</text:p>
          </table:table-cell>
          <table:table-cell office:value-type="float" office:value="17.7077338527602" table:style-name="ce1">
            <text:p>17.7077338527602</text:p>
          </table:table-cell>
          <table:table-cell office:value-type="float" office:value="24.1021932995903" table:style-name="ce1">
            <text:p>24.1021932995903</text:p>
          </table:table-cell>
        </table:table-row>
        <table:table-row>
          <table:table-cell office:value-type="float" office:value="12" table:style-name="ce1">
            <text:p>12</text:p>
          </table:table-cell>
          <table:table-cell office:value-type="float" office:value="20.9669979452342" table:style-name="ce1">
            <text:p>20.9669979452342</text:p>
          </table:table-cell>
          <table:table-cell office:value-type="float" office:value="41.4851690520639" table:style-name="ce1">
            <text:p>41.4851690520639</text:p>
          </table:table-cell>
          <table:table-cell office:value-type="float" office:value="0" table:style-name="ce1">
            <text:p>0</text:p>
          </table:table-cell>
          <table:table-cell office:value-type="float" office:value="8.8261253309797" table:style-name="ce1">
            <text:p>8.8261253309797</text:p>
          </table:table-cell>
          <table:table-cell office:value-type="float" office:value="214.379419575721" table:style-name="ce1">
            <text:p>214.379419575721</text:p>
          </table:table-cell>
          <table:table-cell office:value-type="float" office:value="34.1273633199099" table:style-name="ce1">
            <text:p>34.1273633199099</text:p>
          </table:table-cell>
          <table:table-cell office:value-type="float" office:value="18.6143479393917" table:style-name="ce1">
            <text:p>18.6143479393917</text:p>
          </table:table-cell>
          <table:table-cell office:value-type="float" office:value="3.67309458218549" table:style-name="ce1">
            <text:p>3.67309458218549</text:p>
          </table:table-cell>
        </table:table-row>
        <table:table-row>
          <table:table-cell office:value-type="float" office:value="13" table:style-name="ce1">
            <text:p>13</text:p>
          </table:table-cell>
          <table:table-cell office:value-type="float" office:value="16.9930753218064" table:style-name="ce1">
            <text:p>16.9930753218064</text:p>
          </table:table-cell>
          <table:table-cell office:value-type="float" office:value="80.8526277104006" table:style-name="ce1">
            <text:p>80.8526277104006</text:p>
          </table:table-cell>
          <table:table-cell office:value-type="float" office:value="0" table:style-name="ce1">
            <text:p>0</text:p>
          </table:table-cell>
          <table:table-cell office:value-type="float" office:value="4.30311114936099" table:style-name="ce1">
            <text:p>4.30311114936099</text:p>
          </table:table-cell>
          <table:table-cell office:value-type="float" office:value="145.337718962748" table:style-name="ce1">
            <text:p>145.337718962748</text:p>
          </table:table-cell>
          <table:table-cell office:value-type="float" office:value="17.6647235470765" table:style-name="ce1">
            <text:p>17.6647235470765</text:p>
          </table:table-cell>
          <table:table-cell office:value-type="float" office:value="3.56087312609052" table:style-name="ce1">
            <text:p>3.56087312609052</text:p>
          </table:table-cell>
          <table:table-cell office:value-type="float" office:value="8.1799591002045" table:style-name="ce1">
            <text:p>8.1799591002045</text:p>
          </table:table-cell>
        </table:table-row>
        <table:table-row>
          <table:table-cell office:value-type="float" office:value="14" table:style-name="ce1">
            <text:p>14</text:p>
          </table:table-cell>
          <table:table-cell office:value-type="float" office:value="3.50005250078751" table:style-name="ce1">
            <text:p>3.50005250078751</text:p>
          </table:table-cell>
          <table:table-cell office:value-type="float" office:value="31.5391084945332" table:style-name="ce1">
            <text:p>31.5391084945332</text:p>
          </table:table-cell>
          <table:table-cell office:value-type="float" office:value="0" table:style-name="ce1">
            <text:p>0</text:p>
          </table:table-cell>
          <table:table-cell office:value-type="float" office:value="8.10536980749747" table:style-name="ce1">
            <text:p>8.10536980749747</text:p>
          </table:table-cell>
          <table:table-cell office:value-type="float" office:value="117.818282625269" table:style-name="ce1">
            <text:p>117.818282625269</text:p>
          </table:table-cell>
          <table:table-cell office:value-type="float" office:value="0" table:style-name="ce1">
            <text:p>0</text:p>
          </table:table-cell>
          <table:table-cell office:value-type="float" office:value="26.0552371026576" table:style-name="ce1">
            <text:p>26.0552371026576</text:p>
          </table:table-cell>
          <table:table-cell office:value-type="float" office:value="8.69489609599165" table:style-name="ce1">
            <text:p>8.69489609599165</text:p>
          </table:table-cell>
        </table:table-row>
        <table:table-row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11.2426922500375" table:style-name="ce1">
            <text:p>11.2426922500375</text:p>
          </table:table-cell>
          <table:table-cell office:value-type="float" office:value="0" table:style-name="ce1">
            <text:p>0</text:p>
          </table:table-cell>
          <table:table-cell office:value-type="float" office:value="4.30960179279435" table:style-name="ce1">
            <text:p>4.30960179279435</text:p>
          </table:table-cell>
          <table:table-cell office:value-type="float" office:value="41.0888546481767" table:style-name="ce1">
            <text:p>41.0888546481767</text:p>
          </table:table-cell>
          <table:table-cell office:value-type="float" office:value="11.463507833397" table:style-name="ce1">
            <text:p>11.463507833397</text:p>
          </table:table-cell>
          <table:table-cell office:value-type="float" office:value="7.21709006928406" table:style-name="ce1">
            <text:p>7.21709006928406</text:p>
          </table:table-cell>
          <table:table-cell office:value-type="float" office:value="4.0711639457721" table:style-name="ce1">
            <text:p>4.0711639457721</text:p>
          </table:table-cell>
        </table:table-row>
        <table:table-row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55029712282502" table:style-name="ce1">
            <text:p>8.55029712282502</text:p>
          </table:table-cell>
          <table:table-cell office:value-type="float" office:value="48.0964889563062" table:style-name="ce1">
            <text:p>48.0964889563062</text:p>
          </table:table-cell>
          <table:table-cell office:value-type="float" office:value="7.75404179428527" table:style-name="ce1">
            <text:p>7.75404179428527</text:p>
          </table:table-cell>
          <table:table-cell office:value-type="float" office:value="3.86503304603254" table:style-name="ce1">
            <text:p>3.86503304603254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7.9044617918785" table:style-name="ce1">
            <text:p>17.90446179187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69058163566578" table:style-name="ce1">
            <text:p>3.69058163566578</text:p>
          </table:table-cell>
          <table:table-cell office:value-type="float" office:value="3.87101769055085" table:style-name="ce1">
            <text:p>3.87101769055085</text:p>
          </table:table-cell>
          <table:table-cell office:value-type="float" office:value="0" table:style-name="ce1">
            <text:p>0</text:p>
          </table:table-cell>
          <table:table-cell office:value-type="float" office:value="4.63284688441047" table:style-name="ce1">
            <text:p>4.63284688441047</text:p>
          </table:table-cell>
        </table:table-row>
        <table:table-row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44423779017703" table:style-name="ce1">
            <text:p>3.44423779017703</text:p>
          </table:table-cell>
          <table:table-cell office:value-type="float" office:value="0" table:style-name="ce1">
            <text:p>0</text:p>
          </table:table-cell>
          <table:table-cell office:value-type="float" office:value="8.25423029302518" table:style-name="ce1">
            <text:p>8.25423029302518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float" office:value="19" table:style-name="ce1">
            <text:p>19</text:p>
          </table:table-cell>
          <table:table-cell office:value-type="float" office:value="5.36970412930248" table:style-name="ce1">
            <text:p>5.36970412930248</text:p>
          </table:table-cell>
          <table:table-cell office:value-type="float" office:value="8.35142809420411" table:style-name="ce1">
            <text:p>8.351428094204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0274038793401" table:style-name="ce1">
            <text:p>6.902740387934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57232165184153" table:style-name="ce1">
            <text:p>3.57232165184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